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10000076D000002838E2743EC.svm" manifest:media-type=""/>
  <manifest:file-entry manifest:full-path="Pictures/200000020000011800000094FA9ABC9D.eps" manifest:media-type=""/>
  <manifest:file-entry manifest:full-path="Pictures/2000000100000146000000D81E6D9209.svm" manifest:media-type=""/>
  <manifest:file-entry manifest:full-path="Pictures/20000001000000F2000001299AC1EB7C.svm" manifest:media-type=""/>
  <manifest:file-entry manifest:full-path="Pictures/2000000100000866000002D7E8203FB6.svm" manifest:media-type=""/>
  <manifest:file-entry manifest:full-path="Pictures/20000001000000F200000124145036C2.svm" manifest:media-type=""/>
  <manifest:file-entry manifest:full-path="Pictures/2000000100000A7A000002EC3439DE8C.svm" manifest:media-type=""/>
  <manifest:file-entry manifest:full-path="Pictures/20000001000003890000012907497A9C.svm" manifest:media-type=""/>
  <manifest:file-entry manifest:full-path="Pictures/2000000100000118000000D851DC808A.svm" manifest:media-type=""/>
  <manifest:file-entry manifest:full-path="Pictures/2000000100000124000000D8A19DD694.svm" manifest:media-type=""/>
  <manifest:file-entry manifest:full-path="Pictures/20000001000000FE000000FA28DF3A34.svm" manifest:media-type=""/>
  <manifest:file-entry manifest:full-path="Pictures/20000001000000FE000001038E021CBF.svm" manifest:media-type=""/>
  <manifest:file-entry manifest:full-path="Pictures/20000001000000E900000124226B6C2F.svm" manifest:media-type=""/>
  <manifest:file-entry manifest:full-path="Pictures/200000010000012D000000D8F4A9CB9C.svm" manifest:media-type="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marker-end="Arrow" draw:marker-end-width="0.102cm" draw:textarea-horizontal-align="center" draw:textarea-vertical-align="middle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TexMathsArgs="12§display§C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TexMathsArgs="10§display§i_1=C \frac{d \left(v_n -v_s \right)}{dt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TexMathsArgs="12§display§i_1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2§display§v_n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2§display§i_3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12§display§i_2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TexMathsArgs="12§display§R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TexMathsArgs="12§display§v_o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TexMathsArgs="12§display§v_k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TexMathsArgs="10§display§v_o=-RC \frac{dv_s}{dt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TexMathsArgs="10§display§i_3=0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TexMathsArgs="10§display§i_2=\frac{v_n-v_o}{R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TexMathsArgs="12§display§v_s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7.687cm" svg:height="4.063cm" svg:x="0.79cm" svg:y="0.716cm">
          <draw:image xlink:href="Pictures/200000020000011800000094FA9ABC9D.eps" xlink:type="simple" xlink:show="embed" xlink:actuate="onLoad">
            <text:p/>
          </draw:image>
        </draw:frame>
        <draw:line draw:style-name="gr2" draw:text-style-name="P1" draw:layer="layout" svg:x1="4.084cm" svg:y1="1.921cm" svg:x2="3.253cm" svg:y2="1.921cm">
          <text:p/>
        </draw:line>
        <draw:line draw:style-name="gr2" draw:text-style-name="P1" draw:layer="layout" svg:x1="4.925cm" svg:y1="1.906cm" svg:x2="5.651cm" svg:y2="1.906cm">
          <text:p/>
        </draw:line>
        <draw:line draw:style-name="gr3" draw:text-style-name="P1" draw:layer="layout" svg:x1="4.435cm" svg:y1="1.085cm" svg:x2="4.435cm" svg:y2="0.738cm">
          <text:p/>
        </draw:line>
        <draw:line draw:style-name="gr2" draw:text-style-name="P1" draw:layer="layout" svg:x1="4.434cm" svg:y1="0.737cm" svg:x2="5.16cm" svg:y2="0.737cm">
          <text:p/>
        </draw:line>
        <draw:frame draw:style-name="gr4" draw:text-style-name="P1" draw:layer="layout" svg:width="0.304cm" svg:height="0.31cm" svg:x="2.837cm" svg:y="1.336cm">
          <draw:image xlink:href="Pictures/20000001000000FE000001038E021CBF.svm" xlink:type="simple" xlink:show="embed" xlink:actuate="onLoad">
            <text:p/>
          </draw:image>
        </draw:frame>
        <draw:frame draw:style-name="gr5" draw:text-style-name="P1" draw:layer="layout" svg:width="2.681cm" svg:height="0.747cm" svg:x="0.338cm" svg:y="0.309cm">
          <draw:image xlink:href="Pictures/2000000100000A7A000002EC3439DE8C.svm" xlink:type="simple" xlink:show="embed" xlink:actuate="onLoad">
            <text:p/>
          </draw:image>
        </draw:frame>
        <draw:frame draw:style-name="gr6" draw:text-style-name="P1" draw:layer="layout" svg:width="0.278cm" svg:height="0.349cm" svg:x="3.562cm" svg:y="1.404cm">
          <draw:image xlink:href="Pictures/20000001000000E900000124226B6C2F.svm" xlink:type="simple" xlink:show="embed" xlink:actuate="onLoad">
            <text:p/>
          </draw:image>
        </draw:frame>
        <draw:frame draw:style-name="gr7" draw:text-style-name="P1" draw:layer="layout" svg:width="0.39cm" svg:height="0.258cm" svg:x="4.208cm" svg:y="1.832cm">
          <draw:image xlink:href="Pictures/2000000100000146000000D81E6D9209.svm" xlink:type="simple" xlink:show="embed" xlink:actuate="onLoad">
            <text:p/>
          </draw:image>
        </draw:frame>
        <draw:frame draw:style-name="gr8" draw:text-style-name="P1" draw:layer="layout" svg:width="0.289cm" svg:height="0.355cm" svg:x="5.052cm" svg:y="1.414cm">
          <draw:image xlink:href="Pictures/20000001000000F2000001299AC1EB7C.svm" xlink:type="simple" xlink:show="embed" xlink:actuate="onLoad">
            <text:p/>
          </draw:image>
        </draw:frame>
        <draw:frame draw:style-name="gr9" draw:text-style-name="P1" draw:layer="layout" svg:width="0.289cm" svg:height="0.349cm" svg:x="5.259cm" svg:y="0.5cm">
          <draw:image xlink:href="Pictures/20000001000000F200000124145036C2.svm" xlink:type="simple" xlink:show="embed" xlink:actuate="onLoad">
            <text:p/>
          </draw:image>
        </draw:frame>
        <draw:frame draw:style-name="gr10" draw:text-style-name="P1" draw:layer="layout" svg:width="0.304cm" svg:height="0.299cm" svg:x="6.489cm" svg:y="0.324cm">
          <draw:image xlink:href="Pictures/20000001000000FE000000FA28DF3A34.svm" xlink:type="simple" xlink:show="embed" xlink:actuate="onLoad">
            <text:p/>
          </draw:image>
        </draw:frame>
        <draw:frame draw:style-name="gr11" draw:text-style-name="P1" draw:layer="layout" svg:width="0.349cm" svg:height="0.258cm" svg:x="8.063cm" svg:y="2.142cm">
          <draw:image xlink:href="Pictures/2000000100000124000000D8A19DD694.svm" xlink:type="simple" xlink:show="embed" xlink:actuate="onLoad">
            <text:p/>
          </draw:image>
        </draw:frame>
        <draw:frame draw:style-name="gr12" draw:text-style-name="P1" draw:layer="layout" svg:width="0.36cm" svg:height="0.258cm" svg:x="4.714cm" svg:y="2.633cm">
          <draw:image xlink:href="Pictures/200000010000012D000000D8F4A9CB9C.svm" xlink:type="simple" xlink:show="embed" xlink:actuate="onLoad">
            <text:p/>
          </draw:image>
        </draw:frame>
        <draw:frame draw:style-name="gr13" draw:text-style-name="P1" draw:layer="layout" svg:width="2.149cm" svg:height="0.726cm" svg:x="6.377cm" svg:y="4.013cm">
          <draw:image xlink:href="Pictures/2000000100000866000002D7E8203FB6.svm" xlink:type="simple" xlink:show="embed" xlink:actuate="onLoad">
            <text:p/>
          </draw:image>
        </draw:frame>
        <draw:frame draw:style-name="gr14" draw:text-style-name="P1" draw:layer="layout" svg:width="0.904cm" svg:height="0.296cm" svg:x="1.982cm" svg:y="3.434cm">
          <draw:image xlink:href="Pictures/20000001000003890000012907497A9C.svm" xlink:type="simple" xlink:show="embed" xlink:actuate="onLoad">
            <text:p/>
          </draw:image>
        </draw:frame>
        <draw:frame draw:style-name="gr15" draw:text-style-name="P1" draw:layer="layout" svg:width="1.9cm" svg:height="0.642cm" svg:x="1.982cm" svg:y="3.899cm">
          <draw:image xlink:href="Pictures/200000010000076D000002838E2743EC.svm" xlink:type="simple" xlink:show="embed" xlink:actuate="onLoad">
            <text:p/>
          </draw:image>
        </draw:frame>
        <draw:frame draw:style-name="gr16" draw:text-style-name="P1" draw:layer="layout" svg:width="0.335cm" svg:height="0.258cm" svg:x="0.496cm" svg:y="3.019cm">
          <draw:image xlink:href="Pictures/2000000100000118000000D851DC808A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8.89cm" fo:page-height="5.0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date>2014-11-07T10:32:36</dc:date>
    <dc:creator>kkk </dc:creator>
    <meta:editing-duration>PT12M58S</meta:editing-duration>
    <meta:editing-cycles>4</meta:editing-cycles>
    <meta:generator>LibreOffice/3.3$Linux LibreOffice_project/330m19$Build-401</meta:generator>
    <meta:document-statistic meta:object-count="18"/>
  </office:meta>
</office:document-meta>
</file>